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6.97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7.83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fo:margin-left="0cm" fo:margin-right="0cm" fo:text-align="center" text:enable-numbering="false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172cm" svg:height="0.176cm" svg:x="2.764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3.112cm" svg:y="4.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81cm" svg:x="4.166cm" svg:y="4.1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76cm" svg:x="3.637cm" svg:y="5.7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5.044cm" svg:y="4.3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2.587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81cm" svg:x="2.764cm" svg:y="5.9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3.465cm" svg:y="6.6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3.289cm" svg:y="7.3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3.465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4.691cm" svg:y="5.0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4.166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3.99cm" svg:y="6.9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6.138cm" svg:height="4.656cm" svg:x="2.411cm" svg:y="3.2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76cm" svg:height="0.176cm" svg:x="3.289cm" svg:y="4.3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3.637cm" svg:y="4.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3.99cm" svg:y="5.0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4.338cm" svg:y="5.3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76cm" svg:x="4.691cm" svg:y="5.7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4.691cm" svg:y="3.5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2.936cm" svg:y="5.3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76cm" svg:x="4.514cm" svg:y="6.6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4.514cm" svg:y="7.3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4.514cm" svg:y="4.4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216cm" svg:y="5.3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76cm" svg:x="5.392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216cm" svg:y="6.9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77cm" svg:x="5.568cm" svg:y="7.5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216cm" svg:y="6.2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392cm" svg:y="5.0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81cm" svg:x="5.745cm" svg:y="5.9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917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5.917cm" svg:y="4.4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6.446cm" svg:y="6.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81cm" svg:x="6.622cm" svg:y="7.3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7.147cm" svg:y="6.9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76cm" svg:x="6.27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6.27cm" svg:y="5.3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6.971cm" svg:y="6.2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6.622cm" svg:y="4.8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7.848cm" svg:y="6.9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7.495cm" svg:y="7.3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81cm" svg:x="7.147cm" svg:y="5.5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6.622cm" svg:y="4.3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76cm" svg:x="7.848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2cm" svg:height="0.176cm" svg:x="7.323cm" svg:y="4.8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6cm" svg:height="0.176cm" svg:x="7.147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7.848cm" svg:y="4.4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81cm" svg:x="7.848cm" svg:y="5.3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177cm" svg:height="0.176cm" svg:x="7.848cm" svg:y="3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7.474cm" svg:height="1.445cm" svg:x="1.741cm" svg:y="8.202cm">
          <text:p text:style-name="P2"><text:span text:style-name="T1">Microscopic view</text:span></text:p>
          <text:p text:style-name="P2"><text:span text:style-name="T1">Individual atoms and molecu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334cm" svg:height="1.445cm" svg:x="11.447cm" svg:y="8.206cm">
          <text:p text:style-name="P2"><text:span text:style-name="T2">Macroscopic view</text:span></text:p>
          <text:p text:style-name="P2"><text:span text:style-name="T2">distribution of atoms and molecules</text:span></text:p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6.396cm" svg:height="4.669cm" svg:x="12.441cm" svg:y="3.2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5T21:50:26</meta:creation-date>
    <dc:creator>Jussi Eloranta</dc:creator>
    <dc:date>2008-04-15T21:58:42</dc:date>
    <meta:editing-cycles>4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